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style:font-size-asian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952bc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0952bc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099a21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0cd300"/>
    </style:style>
    <style:style style:name="P10" style:family="paragraph" style:parent-style-name="Standard" style:list-style-name="L2" style:master-page-name="">
      <style:paragraph-properties fo:margin-left="1.3cm" fo:margin-right="0cm" fo:text-align="justify" style:justify-single-word="false" fo:text-indent="-0.7cm" style:auto-text-indent="false" style:page-number="auto">
        <style:tab-stops>
          <style:tab-stop style:position="1.699cm"/>
        </style:tab-stops>
      </style:paragraph-properties>
      <style:text-properties officeooo:paragraph-rsid="000cd300"/>
    </style:style>
    <style:style style:name="P11" style:family="paragraph" style:parent-style-name="Standard" style:list-style-name="L2">
      <style:paragraph-properties fo:margin-left="1.3cm" fo:margin-right="0cm" fo:text-align="justify" style:justify-single-word="false" fo:text-indent="-0.7cm" style:auto-text-indent="false">
        <style:tab-stops>
          <style:tab-stop style:position="1.699cm"/>
        </style:tab-stops>
      </style:paragraph-properties>
      <style:text-properties officeooo:rsid="000d2f32" officeooo:paragraph-rsid="000d2f32"/>
    </style:style>
    <style:style style:name="P12" style:family="paragraph" style:parent-style-name="Standard" style:list-style-name="L2" style:master-page-name="">
      <style:paragraph-properties fo:margin-left="1.9cm" fo:margin-right="0cm" fo:text-align="justify" style:justify-single-word="false" fo:text-indent="-0.7cm" style:auto-text-indent="false" style:page-number="auto">
        <style:tab-stops>
          <style:tab-stop style:position="1.699cm"/>
        </style:tab-stops>
      </style:paragraph-properties>
      <style:text-properties officeooo:rsid="000d2f32" officeooo:paragraph-rsid="000d2f32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officeooo:rsid="000952bc" style:font-size-asian="10pt"/>
    </style:style>
    <style:style style:name="T3" style:family="text">
      <style:text-properties style:font-name="Arial" fo:font-size="10pt" officeooo:rsid="000977cb" style:font-size-asian="10pt"/>
    </style:style>
    <style:style style:name="T4" style:family="text">
      <style:text-properties style:font-name="Arial" fo:font-size="10pt" officeooo:rsid="00099a21" style:font-size-asian="10pt"/>
    </style:style>
    <style:style style:name="T5" style:family="text">
      <style:text-properties style:font-name="Arial" fo:font-size="10pt" fo:font-weight="bold" style:font-size-asian="10pt" style:font-weight-asian="bold" style:font-weight-complex="bold"/>
    </style:style>
    <style:style style:name="T6" style:family="text">
      <style:text-properties style:font-name="Arial" fo:font-size="10pt" fo:font-weight="bold" officeooo:rsid="000952bc" style:font-size-asian="10pt" style:font-weight-asian="bold" style:font-weight-complex="bold"/>
    </style:style>
    <style:style style:name="T7" style:family="text">
      <style:text-properties style:font-name="Arial" fo:font-size="10pt" fo:font-weight="normal" style:font-size-asian="10pt" style:font-weight-asian="normal" style:font-weight-complex="normal"/>
    </style:style>
    <style:style style:name="T8" style:family="text">
      <style:text-properties style:font-name="Arial" fo:font-size="10pt" fo:font-weight="normal" officeooo:rsid="000977cb" style:font-size-asian="10pt" style:font-weight-asian="normal" style:font-weight-complex="normal"/>
    </style:style>
    <style:style style:name="T9" style:family="text">
      <style:text-properties style:font-name="Arial" fo:font-size="10pt" fo:font-weight="normal" officeooo:rsid="000e61da" style:font-size-asian="10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EXÕES NO CLIENTE</text:p>
      <text:p text:style-name="P1"/>
      <text:list xml:id="list2366349537470801259" text:style-name="L1">
        <text:list-item>
          <text:p text:style-name="P6"><text:span text:style-name="T1">Sempre pedir para conectar no </text:span><text:span text:style-name="T5">SERVIDOR DE HOMOLOGAÇÃO</text:span><text:span text:style-name="T1">.</text:span></text:p>
        </text:list-item>
        <text:list-item>
          <text:p text:style-name="P6"><text:span text:style-name="T1">Após a conexão, </text:span><text:span text:style-name="T5">certificar-</text:span><text:span text:style-name="T6">se</text:span><text:span text:style-name="T5"> de que está no SERVIDOR DE HOMOLOGAÇÃO:</text:span><text:span text:style-name="T1"> </text:span></text:p>
          <text:list>
            <text:list-item>
              <text:p text:style-name="P6"><text:span text:style-name="T1">Abrir o Server e verificar para onde está apontando o banco de dados. Caso o nome <text:s text:c="22"/>do banco de dados seja CPJWCS - CUIDADO! Pode ser o servidor oficial. </text:span><text:span text:style-name="T2">Geralmente o nome do ban</text:span><text:span text:style-name="T3">c</text:span><text:span text:style-name="T2">o de dados deve ser CPJ_HOMOLOG (por exemplo).</text:span></text:p>
            </text:list-item>
          </text:list>
        </text:list-item>
      </text:list>
      <text:p text:style-name="P2"/>
      <text:list xml:id="list7796606662799625525" text:style-name="L2">
        <text:list-item>
          <text:p text:style-name="P7"><text:span text:style-name="T1">Após verificar se está no ambiente de homologação, </text:span><text:span text:style-name="T5">PARAR o </text:span><text:span text:style-name="T6">CPJ</text:span><text:span text:style-name="T5"> Server </text:span><text:span text:style-name="T8">(isto garante integridade do backup e que nenhum usuário continue inserindo dados no BD </text:span><text:span text:style-name="T9">na pior das hipóteses</text:span><text:span text:style-name="T8">)</text:span><text:span text:style-name="T1">;</text:span></text:p>
        </text:list-item>
        <text:list-item>
          <text:p text:style-name="P7"><text:span text:style-name="T5">Criar uma pasta com as iniciais + data</text:span><text:span text:style-name="T1"> dentro da pasta do CPJ</text:span><text:span text:style-name="T4"> (CAZddmmyyyy)</text:span><text:span text:style-name="T1">;</text:span></text:p>
        </text:list-item>
        <text:list-item>
          <text:p text:style-name="P7"><text:span text:style-name="T5">Fazer BACKUP do banco de dados</text:span><text:span text:style-name="T1"> </text:span><text:span text:style-name="T6">local </text:span><text:span text:style-name="T1">(por segurança, mesmo que em ambiente de homologação. </text:span><text:span text:style-name="T4">Caso necessário tem como voltar ao ambiente inicial</text:span><text:span text:style-name="T1">);</text:span></text:p>
          <text:list>
            <text:list-item>
              <text:p text:style-name="P8"><text:span text:style-name="T1">Caso o banco de dados seja </text:span><text:span text:style-name="T5">MySQL</text:span><text:span text:style-name="T1"> não esquecer de utilizar no comando de backup a opção </text:span></text:p>
              <text:p text:style-name="P8"><text:span text:style-name="T1">“</text:span><text:span text:style-name="T5">- -</text:span><text:span text:style-name="T1"> </text:span><text:span text:style-name="T5">routines</text:span><text:span text:style-name="T7">”:</text:span><text:span text:style-name="T1"> <text:s/></text:span></text:p>
              <text:p text:style-name="P9"><text:span text:style-name="T2">mysqldump --routines -h192.168.x.xxx -uroot -proot NOMEBD &gt; c:\</text:span><text:span text:style-name="T4">CAZddmmyyyy\</text:span><text:span text:style-name="T2">backup.sql</text:span></text:p>
              <text:p text:style-name="P9"><text:span text:style-name="T2"/></text:p>
            </text:list-item>
            <text:list-item>
              <text:p text:style-name="P10"><text:span text:style-name="T1">Após terminar o backup iniciar a </text:span><text:span text:style-name="T5">restauração da base para homologação</text:span><text:span text:style-name="T1">.</text:span></text:p>
            </text:list-item>
            <text:list-item>
              <text:p text:style-name="P11"><text:span text:style-name="T1">Após restaurar a base de homologação, ao iniciar o Server verifica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<text:span text:style-name="T1">Se a opção de </text:span><text:span text:style-name="T5">“Base de Homologação” está selecionada</text:span><text:span text:style-name="T1">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0:31:44.353000000</meta:creation-date>
    <dc:date>2015-02-27T11:12:43.508000000</dc:date>
    <meta:editing-duration>PT26M58S</meta:editing-duration>
    <meta:editing-cycles>7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5" meta:word-count="203" meta:character-count="1183" meta:non-whitespace-character-count="980"/>
  </office:meta>
</office:document-meta>
</file>